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1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. Pereira Mendes<text:tab/></text:p>
      <text:p text:style-name="P6">Signed letter<text:tab/><text:tab/><text:tab/><text:tab/><text:tab/>Y</text:p>
      <text:p text:style-name="P6">Unsigned letter</text:p>
      <text:p text:style-name="P6">Dictated letter<text:tab/><text:tab/><text:tab/><text:tab/><text:tab/>Y</text:p>
      <text:p text:style-name="P6">Anonymous</text:p>
      <text:p text:style-name="P6">Addressee of letter<text:tab/><text:tab/><text:tab/><text:tab/>Henry Morais?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February 16, 1894</text:p>
      <text:p text:style-name="P6">Month<text:tab/><text:tab/><text:tab/><text:tab/><text:tab/><text:tab/>February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3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Dictated<text:span text:style-name="T2">/</text:span></text:p>
      <text:p text:style-name="P4"><text:span text:style-name="T2">6 West 9 Street/</text:span></text:p>
      <text:p text:style-name="P4"><text:span text:style-name="T2">Feb. 16[/ inserted by author]1894/</text:span></text:p>
      <text:p text:style-name="P3"><text:span text:style-name="T2">My dear Mr Morais,/</text:span></text:p>
      <text:p text:style-name="P3"><text:span text:style-name="T2"><text:tab/>I thank you/ for your letter of the 14th./ <text:s/>I deeply regret that your Father/ is not well, and fervently/ trust that he will soon be/ better./</text:span></text:p>
      <text:p text:style-name="P3"><text:span text:style-name="T2">I take this opportunity to em-/phasize my &amp; my wife's oft repeated request/ that your dear Father should/ come to our house and/ have if only a cup of hot coffee,/ before going to the seminary;/ and likewise before taking/ the journey back to Philadelphia./ <text:s/>It can easily be done by taking/</text:span></text:p>
      <text:p text:style-name="P3"><text:span text:style-name="T2"/></text:p>
      <text:p text:style-name="P3"><text:span text:style-name="T2">[Page 2]</text:span></text:p>
      <text:p text:style-name="P3"><text:span text:style-name="T2">the 6th Avenue road, which/ stops at our corner, and which/ is an easier route than that/ which Doctor Morais takes to/ go up town from the Ferry./ <text:s/>I ask this not as a mere/ ordinary act of hospitality,/ nor </text:span><text:soft-page-break/><text:span text:style-name="T2">out of gratitude for the/ many kindnesses for which we/ are indebted to your Father;/ but because I am deeply/ concerned about his health,/ which is of such great importance to the community./</text:span></text:p>
      <text:p text:style-name="P3"><text:span text:style-name="T2"><text:tab/>In answer to your question/ regarding Mr Jonas Phillips--/ Mr N. T. Phillips is not in town/ at present, but immediately/ on his return, I shall obtain/ the information required, and/ shall with pleasure, let you/ know the result./</text:span></text:p>
      <text:p text:style-name="P3"><text:span text:style-name="T2">With kindest regards to Dr Morais, I am/ vry truly yrs. H Pereira Mendes./</text:span></text:p>
      <text:p text:style-name="P3"><text:span text:style-name="T2"/></text:p>
      <text:p text:style-name="P3"><text:span text:style-name="T2">[Page 3]</text:span></text:p>
      <text:p text:style-name="P3"><text:span text:style-name="T2"><text:tab/>The check, I shall reserve according/ to your suggestio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2:07:52.37</meta:creation-date>
    <dc:date>2011-12-20T12:18:44.54</dc:date>
    <dc:creator>Penn Libraries</dc:creator>
    <meta:editing-duration>PT00H10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402" meta:character-count="2576"/>
  </office:meta>
</office:document-meta>
</file>